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2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struzione ed utilizzo del dizio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le dipendenze e file di dizionario WordNet</text:p>
          </table:table-cell>
          <table:table-cell office:value-type="string" calcext:value-type="string">
            <text:p>Brighi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interfacciamento co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per le parole 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lementazione dei principali metodi di dizionario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mplementazione del sistema di puntegg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finizione della struttura e dei valori di bas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in Scala</text:p>
          </table:table-cell>
          <table:table-cell office:value-type="string" calcext:value-type="string">
            <text:p>Mirisol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Game Controller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nessione interfaccia grafica – modello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Definizione di utente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classifica in Scala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aggio e Caricamento della classifica da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17:34:00.80350042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01T17:34:35.619945096</dc:date>
    <meta:editing-duration>PT18M37S</meta:editing-duration>
    <meta:editing-cycles>4</meta:editing-cycles>
    <meta:generator>LibreOffice/5.1.6.2$Linux_X86_64 LibreOffice_project/10m0$Build-2</meta:generator>
    <meta:document-statistic meta:table-count="1" meta:cell-count="43" meta:object-count="0"/>
  </office:meta>
</office:document-meta>
</file>